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46.02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79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39.4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2.58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8.18mm" fo:break-before="auto" style:use-optimal-row-height="false"/>
    </style:style>
    <style:style style:name="ro7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om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oma" fo:font-size="10pt" style:font-size-asian="10pt" style:font-size-complex="10pt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69.66mm" svg:height="141.3mm" svg:x="261.39mm" svg:y="1.68mm">
            <loext:p draw:notify-on-update-of-ranges="Лист1.F1:Лист1.H1 Лист1.F1:Лист1.H1 Лист1.E2:Лист1.E2 Лист1.F2:Лист1.H2 Лист1.F1:Лист1.H1 Лист1.E3:Лист1.E3 Лист1.F3:Лист1.H3 Лист1.F1:Лист1.H1 Лист1.E4:Лист1.E4 Лист1.F4:Лист1.H4 Лист1.F1:Лист1.H1 Лист1.E5:Лист1.E5 Лист1.F5:Лист1.H5 Лист1.F1:Лист1.H1 Лист1.E7:Лист1.E7 Лист1.F6:Лист1.H6 Лист1.F1:Лист1.H1 Лист1.E7:Лист1.E7 Лист1.F7:Лист1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7" table:default-cell-style-name="ce6"/>
        <table:table-column table:style-name="co17" table:default-cell-style-name="Default"/>
        <table:table-row table:style-name="ro2">
          <table:table-cell table:style-name="ce1" office:value-type="string" calcext:value-type="string">
            <text:p>subdtance\T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" table:formula="of:=1/([.B1]+273.15)" office:value-type="float" office:value="0.00287232514720666" calcext:value-type="float">
            <text:p>0,002872325147207</text:p>
          </table:table-cell>
          <table:table-cell table:style-name="ce1" table:formula="of:=1/([.C1]+273.15)" office:value-type="float" office:value="0.00283165793572137" calcext:value-type="float">
            <text:p>0,002831657935721</text:p>
          </table:table-cell>
          <table:table-cell table:style-name="ce1" table:formula="of:=1/([.D1]+273.15)" office:value-type="float" office:value="0.00279212620410443" calcext:value-type="float">
            <text:p>0,002792126204104</text:p>
          </table:table-cell>
          <table:table-cell table:style-name="ce1" office:value-type="string" calcext:value-type="string">
            <text:p>-lnK25</text:p>
          </table:table-cell>
          <table:table-cell table:style-name="ce1" office:value-type="string" calcext:value-type="string">
            <text:p>K25</text:p>
          </table:table-cell>
          <table:table-cell table:style-name="ce5" office:value-type="string" calcext:value-type="string">
            <text:p>tg a</text:p>
          </table:table-cell>
          <table:table-cell table:style-name="ce1" office:value-type="string" calcext:value-type="string">
            <text:p>Ea</text:p>
          </table:table-cell>
        </table:table-row>
        <table:table-row table:style-name="ro3">
          <table:table-cell table:style-name="ce2" office:value-type="string" calcext:value-type="string">
            <text:p>p-NO2-Ph-N2+ BF4-</text:p>
          </table:table-cell>
          <table:table-cell table:style-name="ce2" office:value-type="float" office:value="0.0186" calcext:value-type="float">
            <text:p>0,0186</text:p>
          </table:table-cell>
          <table:table-cell table:style-name="ce2" office:value-type="float" office:value="0.0344" calcext:value-type="float">
            <text:p>0,0344</text:p>
          </table:table-cell>
          <table:table-cell table:style-name="ce4" office:value-type="float" office:value="0.0721" calcext:value-type="float">
            <text:p>0,0721</text:p>
          </table:table-cell>
          <table:table-cell table:style-name="ce2" office:value-type="string" calcext:value-type="string">
            <text:p>p-NO2-Ph-N2+ BF4-</text:p>
          </table:table-cell>
          <table:table-cell table:style-name="ce1" table:formula="of:=-LN([.B2])" office:value-type="float" office:value="3.98459369826298" calcext:value-type="float">
            <text:p>3,98459369826298</text:p>
          </table:table-cell>
          <table:table-cell table:style-name="ce1" table:formula="of:=-LN([.C2])" office:value-type="float" office:value="3.36969871460278" calcext:value-type="float">
            <text:p>3,36969871460278</text:p>
          </table:table-cell>
          <table:table-cell table:style-name="ce1" table:formula="of:=-LN([.D2])" office:value-type="float" office:value="2.62970123469123" calcext:value-type="float">
            <text:p>2,62970123469123</text:p>
          </table:table-cell>
          <table:table-cell table:style-name="ce1" office:value-type="float" office:value="12.1417" calcext:value-type="float">
            <text:p>12,1417</text:p>
          </table:table-cell>
          <table:table-cell table:style-name="ce1" table:formula="of:=EXP(-[.I2])" office:value-type="float" office:value="0.00000533244873679574" calcext:value-type="float">
            <text:p>5,33244873679574E-06</text:p>
          </table:table-cell>
          <table:table-cell table:style-name="ce5" office:value-type="float" office:value="16885.66" calcext:value-type="float">
            <text:p>16885,66</text:p>
          </table:table-cell>
          <table:table-cell table:style-name="ce1" table:formula="of:=[.K2]*8.31/1000" office:value-type="float" office:value="140.3198346" calcext:value-type="float">
            <text:p>140,3198346</text:p>
          </table:table-cell>
        </table:table-row>
        <table:table-row table:style-name="ro4">
          <table:table-cell table:style-name="ce3" office:value-type="string" calcext:value-type="string">
            <text:p>p-NO2-Ph-N2+ TsO-</text:p>
          </table:table-cell>
          <table:table-cell table:style-name="ce2" office:value-type="float" office:value="0.0289" calcext:value-type="float">
            <text:p>0,0289</text:p>
          </table:table-cell>
          <table:table-cell table:style-name="ce2" office:value-type="float" office:value="0.0539" calcext:value-type="float">
            <text:p>0,0539</text:p>
          </table:table-cell>
          <table:table-cell table:style-name="ce2" office:value-type="float" office:value="0.103" calcext:value-type="float">
            <text:p>0,103</text:p>
          </table:table-cell>
          <table:table-cell table:style-name="ce3" office:value-type="string" calcext:value-type="string">
            <text:p>p-NO2-Ph-N2+ TsO-</text:p>
          </table:table-cell>
          <table:table-cell table:style-name="ce1" table:formula="of:=-LN([.B3])" office:value-type="float" office:value="3.54391368386375" calcext:value-type="float">
            <text:p>3,54391368386375</text:p>
          </table:table-cell>
          <table:table-cell table:style-name="ce1" table:formula="of:=-LN([.C3])" office:value-type="float" office:value="2.92062480106719" calcext:value-type="float">
            <text:p>2,92062480106719</text:p>
          </table:table-cell>
          <table:table-cell table:style-name="ce1" table:formula="of:=-LN([.D3])" office:value-type="float" office:value="2.2730262907525" calcext:value-type="float">
            <text:p>2,2730262907525</text:p>
          </table:table-cell>
          <table:table-cell table:style-name="ce1" office:value-type="float" office:value="11.1826" calcext:value-type="float">
            <text:p>11,1826</text:p>
          </table:table-cell>
          <table:table-cell table:style-name="ce1" table:formula="of:=EXP(-[.I3])" office:value-type="float" office:value="0.0000139142091354314" calcext:value-type="float">
            <text:p>1,39142091354314E-05</text:p>
          </table:table-cell>
          <table:table-cell table:style-name="ce5" office:value-type="float" office:value="15844.1958" calcext:value-type="float">
            <text:p>15844,20</text:p>
          </table:table-cell>
          <table:table-cell table:style-name="ce1" table:formula="of:=[.K3]*8.31/1000" office:value-type="float" office:value="131.665267098" calcext:value-type="float">
            <text:p>131,665267098</text:p>
          </table:table-cell>
        </table:table-row>
        <table:table-row table:style-name="ro5">
          <table:table-cell table:style-name="ce3" office:value-type="string" calcext:value-type="string">
            <text:p>p-NO2-Ph-N2+ TfO-</text:p>
          </table:table-cell>
          <table:table-cell table:style-name="ce2" office:value-type="float" office:value="0.0316" calcext:value-type="float">
            <text:p>0,0316</text:p>
          </table:table-cell>
          <table:table-cell table:style-name="ce2" office:value-type="float" office:value="0.063" calcext:value-type="float">
            <text:p>0,063</text:p>
          </table:table-cell>
          <table:table-cell table:style-name="ce2" office:value-type="float" office:value="0.168" calcext:value-type="float">
            <text:p>0,168</text:p>
          </table:table-cell>
          <table:table-cell table:style-name="ce3" office:value-type="string" calcext:value-type="string">
            <text:p>p-NO2-Ph-N2+ TfO-</text:p>
          </table:table-cell>
          <table:table-cell table:style-name="ce1" table:formula="of:=-LN([.B4])" office:value-type="float" office:value="3.45459815838927" calcext:value-type="float">
            <text:p>3,45459815838927</text:p>
          </table:table-cell>
          <table:table-cell table:style-name="ce1" table:formula="of:=-LN([.C4])" office:value-type="float" office:value="2.7646205525906" calcext:value-type="float">
            <text:p>2,7646205525906</text:p>
          </table:table-cell>
          <table:table-cell table:style-name="ce1" table:formula="of:=-LN([.D4])" office:value-type="float" office:value="1.78379129957888" calcext:value-type="float">
            <text:p>1,78379129957888</text:p>
          </table:table-cell>
          <table:table-cell table:style-name="ce1" office:value-type="float" office:value="13.5322" calcext:value-type="float">
            <text:p>13,5322</text:p>
          </table:table-cell>
          <table:table-cell table:style-name="ce1" table:formula="of:=EXP(-[.I4])" office:value-type="float" office:value="0.00000132751736889837" calcext:value-type="float">
            <text:p>1,32751736889837E-06</text:p>
          </table:table-cell>
          <table:table-cell table:style-name="ce5" office:value-type="float" office:value="20814.7713" calcext:value-type="float">
            <text:p>20814,77</text:p>
          </table:table-cell>
          <table:table-cell table:style-name="ce1" table:formula="of:=[.K4]*8.31/1000" office:value-type="float" office:value="172.970749503" calcext:value-type="float">
            <text:p>172,970749503</text:p>
          </table:table-cell>
        </table:table-row>
        <table:table-row table:style-name="ro7">
          <table:table-cell table:style-name="ce3" office:value-type="string" calcext:value-type="string">
            <text:p>p-CH3O-Ph-N2+ TfO-</text:p>
          </table:table-cell>
          <table:table-cell table:style-name="ce2" office:value-type="float" office:value="0.0021" calcext:value-type="float">
            <text:p>0,0021</text:p>
          </table:table-cell>
          <table:table-cell table:style-name="ce2" office:value-type="float" office:value="0.0044" calcext:value-type="float">
            <text:p>0,0044</text:p>
          </table:table-cell>
          <table:table-cell table:style-name="ce2" office:value-type="float" office:value="0.0128" calcext:value-type="float">
            <text:p>0,0128</text:p>
          </table:table-cell>
          <table:table-cell table:style-name="ce3" office:value-type="string" calcext:value-type="string">
            <text:p>p-CH3O-Ph-N2+ TfO-</text:p>
          </table:table-cell>
          <table:table-cell table:style-name="ce1" table:formula="of:=-LN([.B5])" office:value-type="float" office:value="6.16581793425276" calcext:value-type="float">
            <text:p>6,16581793425276</text:p>
          </table:table-cell>
          <table:table-cell table:style-name="ce1" table:formula="of:=-LN([.C5])" office:value-type="float" office:value="5.42615073805792" calcext:value-type="float">
            <text:p>5,42615073805792</text:p>
          </table:table-cell>
          <table:table-cell table:style-name="ce1" table:formula="of:=-LN([.D5])" office:value-type="float" office:value="4.35831010805657" calcext:value-type="float">
            <text:p>4,35831010805657</text:p>
          </table:table-cell>
          <table:table-cell table:style-name="ce1" office:value-type="float" office:value="17.0698" calcext:value-type="float">
            <text:p>17,0698</text:p>
          </table:table-cell>
          <table:table-cell table:style-name="ce1" table:formula="of:=EXP(-[.I5])" office:value-type="float" office:value="0.0000000386082443146577" calcext:value-type="float">
            <text:p>3,86082443146577E-08</text:p>
          </table:table-cell>
          <table:table-cell table:style-name="ce5" office:value-type="float" office:value="22516.99" calcext:value-type="float">
            <text:p>22516,99</text:p>
          </table:table-cell>
          <table:table-cell table:style-name="ce1" table:formula="of:=[.K5]*8.31/1000" office:value-type="float" office:value="187.1161869" calcext:value-type="float">
            <text:p>187,1161869</text:p>
          </table:table-cell>
        </table:table-row>
        <table:table-row table:style-name="ro2">
          <table:table-cell table:style-name="ce3" office:value-type="string" calcext:value-type="string">
            <text:p>m-NO2-Ph-N2+ TfO-</text:p>
          </table:table-cell>
          <table:table-cell table:style-name="ce1" office:value-type="float" office:value="0.00912" calcext:value-type="float">
            <text:p>0,00912</text:p>
          </table:table-cell>
          <table:table-cell table:style-name="ce1" office:value-type="float" office:value="0.01958" calcext:value-type="float">
            <text:p>0,01958</text:p>
          </table:table-cell>
          <table:table-cell table:style-name="ce1" office:value-type="float" office:value="0.0426" calcext:value-type="float">
            <text:p>0,0426</text:p>
          </table:table-cell>
          <table:table-cell table:style-name="ce3" office:value-type="string" calcext:value-type="string">
            <text:p>m-NO2-Ph-N2+ TfO-</text:p>
          </table:table-cell>
          <table:table-cell table:style-name="ce1" table:formula="of:=-LN([.B6])" office:value-type="float" office:value="4.6972854748959" calcext:value-type="float">
            <text:p>4,6972854748959</text:p>
          </table:table-cell>
          <table:table-cell table:style-name="ce1" table:formula="of:=-LN([.C6])" office:value-type="float" office:value="3.93324664187977" calcext:value-type="float">
            <text:p>3,93324664187977</text:p>
          </table:table-cell>
          <table:table-cell table:style-name="ce1" table:formula="of:=-LN([.D6])" office:value-type="float" office:value="3.15590102570681" calcext:value-type="float">
            <text:p>3,15590102570681</text:p>
          </table:table-cell>
          <table:table-cell table:style-name="ce1" office:value-type="float" office:value="13.959932" calcext:value-type="float">
            <text:p>13,959932</text:p>
          </table:table-cell>
          <table:table-cell table:style-name="ce1" table:formula="of:=EXP(-[.I6])" office:value-type="float" office:value="0.00000086552290344978" calcext:value-type="float">
            <text:p>8,6552290344978E-07</text:p>
          </table:table-cell>
          <table:table-cell table:style-name="ce5" office:value-type="float" office:value="19217.4436" calcext:value-type="float">
            <text:p>19217,44</text:p>
          </table:table-cell>
          <table:table-cell table:style-name="ce1" table:formula="of:=[.K6]*8.31/1000" office:value-type="float" office:value="159.696956316" calcext:value-type="float">
            <text:p>159,696956316</text:p>
          </table:table-cell>
        </table:table-row>
        <table:table-row table:style-name="ro2">
          <table:table-cell table:style-name="ce3" office:value-type="string" calcext:value-type="string">
            <text:p>o-NO2-Ph-N2+ TfO-</text:p>
          </table:table-cell>
          <table:table-cell table:style-name="ce1" office:value-type="float" office:value="0.000248" calcext:value-type="float">
            <text:p>0,000248</text:p>
          </table:table-cell>
          <table:table-cell table:style-name="ce1" office:value-type="float" office:value="0.000532" calcext:value-type="float">
            <text:p>0,000532</text:p>
          </table:table-cell>
          <table:table-cell table:style-name="ce1" office:value-type="float" office:value="0.0007255" calcext:value-type="float">
            <text:p>0,0007255</text:p>
          </table:table-cell>
          <table:table-cell table:style-name="ce3" office:value-type="string" calcext:value-type="string">
            <text:p>o-NO2-Ph-N2+ TfO-</text:p>
          </table:table-cell>
          <table:table-cell table:style-name="ce1" table:formula="of:=-LN([.B7])" office:value-type="float" office:value="8.30208181179929" calcext:value-type="float">
            <text:p>8,30208181179929</text:p>
          </table:table-cell>
          <table:table-cell table:style-name="ce1" table:formula="of:=-LN([.C7])" office:value-type="float" office:value="7.53886706862263" calcext:value-type="float">
            <text:p>7,53886706862263</text:p>
          </table:table-cell>
          <table:table-cell table:style-name="ce1" table:formula="of:=-LN([.D7])" office:value-type="float" office:value="7.22864948564003" calcext:value-type="float">
            <text:p>7,22864948564003</text:p>
          </table:table-cell>
          <table:table-cell table:formula="of:=(13410.3806/298.15)-30.2888" office:value-type="float" office:value="14.689836927721" calcext:value-type="float">
            <text:p>14,689836927721</text:p>
          </table:table-cell>
          <table:table-cell table:style-name="ce1" table:formula="of:=EXP(-[.I7])" office:value-type="float" office:value="0.000000417142925144843" calcext:value-type="float">
            <text:p>4,17142925144843E-07</text:p>
          </table:table-cell>
          <table:table-cell table:style-name="ce5" office:value-type="float" office:value="13410.3806" calcext:value-type="float">
            <text:p>13410,38</text:p>
          </table:table-cell>
          <table:table-cell table:style-name="ce1" table:formula="of:=[.K7]*8.31/1000" office:value-type="float" office:value="111.440262786" calcext:value-type="float">
            <text:p>111,440262786</text:p>
          </table:table-cell>
        </table:table-row>
        <table:table-row table:style-name="ro6" table:number-rows-repeated="2">
          <table:table-cell table:number-columns-repeated="12"/>
        </table:table-row>
        <table:table-row table:style-name="ro6">
          <table:table-cell/>
          <table:table-cell table:formula="of:=(13410.3806/298.15)-30.2888" office:value-type="float" office:value="14.689836927721" calcext:value-type="float">
            <text:p>14,689836927721</text:p>
          </table:table-cell>
          <table:table-cell table:formula="of:=(7847.03570339262/(273.15+75))-14.6820184004207" office:value-type="float" office:value="7.85721958146245" calcext:value-type="float">
            <text:p>7,85721958146245</text:p>
          </table:table-cell>
          <table:table-cell table:number-columns-repeated="9"/>
        </table:table-row>
        <table:table-row table:style-name="ro6" table:number-rows-repeated="1048565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Лист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6">
          <table:table-cell table:number-columns-repeated="5"/>
        </table:table-row>
        <table:table-row table:style-name="ro6">
          <table:table-cell office:value-type="string" calcext:value-type="string">
            <text:p>-ln<text:span text:style-name="T1">(</text:span>p<text:span text:style-name="T1">)</text:span></text:p>
          </table:table-cell>
          <table:table-cell office:value-type="string" calcext:value-type="string">
            <text:p>p-NO2-Ph-N2+ BF4-</text:p>
          </table:table-cell>
          <table:table-cell office:value-type="string" calcext:value-type="string">
            <text:p>p-NO2-Ph-N2+ TsO-</text:p>
          </table:table-cell>
          <table:table-cell office:value-type="string" calcext:value-type="string">
            <text:p>p-NO2-Ph-N2+ TfO-</text:p>
          </table:table-cell>
          <table:table-cell office:value-type="string" calcext:value-type="string">
            <text:p>p-CH3O-Ph-N2+ TfO-</text:p>
          </table:table-cell>
        </table:table-row>
        <table:table-row table:style-name="ro6">
          <table:table-cell office:value-type="float" office:value="0.00287232514720666" calcext:value-type="float">
            <text:p>0,002872325147207</text:p>
          </table:table-cell>
          <table:table-cell office:value-type="float" office:value="3.98459369826298" calcext:value-type="float">
            <text:p>3,98459369826298</text:p>
          </table:table-cell>
          <table:table-cell office:value-type="float" office:value="3.54391368386375" calcext:value-type="float">
            <text:p>3,54391368386375</text:p>
          </table:table-cell>
          <table:table-cell office:value-type="float" office:value="3.45459815838927" calcext:value-type="float">
            <text:p>3,45459815838927</text:p>
          </table:table-cell>
          <table:table-cell office:value-type="float" office:value="6.16581793425276" calcext:value-type="float">
            <text:p>6,16581793425276</text:p>
          </table:table-cell>
        </table:table-row>
        <table:table-row table:style-name="ro6">
          <table:table-cell office:value-type="float" office:value="0.00283165793572137" calcext:value-type="float">
            <text:p>0,002831657935721</text:p>
          </table:table-cell>
          <table:table-cell office:value-type="float" office:value="3.36969871460278" calcext:value-type="float">
            <text:p>3,36969871460278</text:p>
          </table:table-cell>
          <table:table-cell office:value-type="float" office:value="2.92062480106719" calcext:value-type="float">
            <text:p>2,92062480106719</text:p>
          </table:table-cell>
          <table:table-cell office:value-type="float" office:value="2.7646205525906" calcext:value-type="float">
            <text:p>2,7646205525906</text:p>
          </table:table-cell>
          <table:table-cell office:value-type="float" office:value="5.42615073805792" calcext:value-type="float">
            <text:p>5,42615073805792</text:p>
          </table:table-cell>
        </table:table-row>
        <table:table-row table:style-name="ro6">
          <table:table-cell office:value-type="float" office:value="0.00279212620410443" calcext:value-type="float">
            <text:p>0,002792126204104</text:p>
          </table:table-cell>
          <table:table-cell office:value-type="float" office:value="2.62970123469123" calcext:value-type="float">
            <text:p>2,62970123469123</text:p>
          </table:table-cell>
          <table:table-cell office:value-type="float" office:value="2.2730262907525" calcext:value-type="float">
            <text:p>2,2730262907525</text:p>
          </table:table-cell>
          <table:table-cell office:value-type="float" office:value="1.78379129957888" calcext:value-type="float">
            <text:p>1,78379129957888</text:p>
          </table:table-cell>
          <table:table-cell office:value-type="float" office:value="4.35831010805657" calcext:value-type="float">
            <text:p>4,35831010805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 style:data-style-name="N2" text:time-value="02:42:51.8590786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40:28.882447800</meta:creation-date>
    <dc:date>2017-06-03T02:45:34.646260216</dc:date>
    <meta:editing-duration>PT1H17M58S</meta:editing-duration>
    <meta:editing-cycles>13</meta:editing-cycles>
    <meta:generator>LibreOffice/5.2.2.2$Linux_X86_64 LibreOffice_project/20m0$Build-2</meta:generator>
    <meta:print-date>2017-01-24T01:56:16.890293210</meta:print-date>
    <meta:document-statistic meta:table-count="2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967cm" svg:height="14.131cm" xlink:href=".." xlink:type="simple" chart:class="chart:scatter" chart:style-name="ch1">
        <chart:legend svg:x="19.554cm" svg:y="4.624cm" style:legend-expansion="custom" chartooo:width="7.085cm" chartooo:height="4.508cm" style:legend-expansion-aspect-ratio="1.57165039929015" chart:style-name="ch2"/>
        <chart:plot-area chart:style-name="ch3" table:cell-range-address="Лист1.F1:Лист1.H7 Лист1.E2:Лист1.E5 Лист1.E7:Лист1.E7" chart:data-source-has-labels="both" svg:x="1.009cm" svg:y="0.629cm" svg:width="18.382cm" svg:height="13.532cm">
          <chartooo:coordinate-region svg:x="1.618cm" svg:y="0.828cm" svg:width="17.163cm" svg:height="12.686cm"/>
          <chart:axis chart:dimension="x" chart:name="primary-x" chart:style-name="ch4" chartooo:axis-type="auto">
            <chart:title svg:x="9.918cm" svg:y="13.571cm" chart:style-name="ch5">
              <text:p>1/T</text:p>
            </chart:title>
            <chart:categories table:cell-range-address="Лист1.F1:Лист1.H1"/>
          </chart:axis>
          <chart:axis chart:dimension="y" chart:name="primary-y" chart:style-name="ch4">
            <chart:title svg:x="0cm" svg:y="7.849cm" chart:style-name="ch6">
              <text:p>-ln(K)</text:p>
            </chart:title>
            <chart:grid chart:style-name="ch7" chart:class="major"/>
          </chart:axis>
          <chart:series chart:style-name="ch8" chart:values-cell-range-address="Лист1.F2:Лист1.H2" chart:label-cell-address="Лист1.E2:Лист1.E2" chart:class="chart:scatter">
            <chart:domain table:cell-range-address="Лист1.F1:Лист1.H1"/>
            <chart:regression-curve chart:style-name="ch9"/>
            <chart:data-point chart:repeated="3"/>
          </chart:series>
          <chart:series chart:style-name="ch10" chart:values-cell-range-address="Лист1.F3:Лист1.H3" chart:label-cell-address="Лист1.E3:Лист1.E3" chart:class="chart:scatter">
            <chart:regression-curve chart:style-name="ch11"/>
            <chart:data-point chart:repeated="3"/>
          </chart:series>
          <chart:series chart:style-name="ch12" chart:values-cell-range-address="Лист1.F4:Лист1.H4" chart:label-cell-address="Лист1.E4:Лист1.E4" chart:class="chart:scatter">
            <chart:regression-curve chart:style-name="ch13"/>
            <chart:data-point chart:repeated="3"/>
          </chart:series>
          <chart:series chart:style-name="ch14" chart:values-cell-range-address="Лист1.F5:Лист1.H5" chart:label-cell-address="Лист1.E5:Лист1.E5" chart:class="chart:scatter">
            <chart:regression-curve chart:style-name="ch15"/>
            <chart:data-point chart:repeated="3"/>
          </chart:series>
          <chart:series chart:style-name="ch16" chart:values-cell-range-address="Лист1.F6:Лист1.H6" chart:label-cell-address="Лист1.E7:Лист1.E7" chart:class="chart:scatter">
            <chart:regression-curve chart:style-name="ch17">
              <chart:equation chart:display-equation="true" chart:display-r-square="false" svg:x="7.159cm" svg:y="5.953cm"/>
            </chart:regression-curve>
            <chart:data-point chart:repeated="3"/>
          </chart:series>
          <chart:series chart:style-name="ch18" chart:values-cell-range-address="Лист1.F7:Лист1.H7" chart:label-cell-address="Лист1.E7:Лист1.E7" chart:class="chart:scatter">
            <chart:regression-curve chart:style-name="ch19">
              <chart:equation chart:display-equation="true" chart:display-r-square="false"/>
            </chart:regression-curve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0287232514720666">
                <text:p>0.00287232514720666</text:p>
                <draw:g>
                  <svg:desc>Лист1.F1:Лист1.H1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.00287232514720666">
                <text:p>0.00287232514720666</text:p>
                <draw:g>
                  <svg:desc>Лист1.F1:Лист1.H1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  <table:table-row>
              <table:table-cell office:value-type="string">
                <text:p/>
                <draw:g>
                  <svg:desc>Лист1.E2:Лист1.E2</svg:desc>
                </draw:g>
              </table:table-cell>
              <table:table-cell office:value-type="float" office:value="3.98459369826298">
                <text:p>3.98459369826298</text:p>
                <draw:g>
                  <svg:desc>Лист1.F2:Лист1.H2</svg:desc>
                </draw:g>
              </table:table-cell>
              <table:table-cell office:value-type="float" office:value="3.36969871460278">
                <text:p>3.36969871460278</text:p>
              </table:table-cell>
              <table:table-cell office:value-type="float" office:value="2.62970123469123">
                <text:p>2.62970123469123</text:p>
              </table:table-cell>
            </table:table-row>
            <table:table-row>
              <table:table-cell office:value-type="string">
                <text:p/>
                <draw:g>
                  <svg:desc>Лист1.E3:Лист1.E3</svg:desc>
                </draw:g>
              </table:table-cell>
              <table:table-cell office:value-type="float" office:value="3.54391368386375">
                <text:p>3.54391368386375</text:p>
                <draw:g>
                  <svg:desc>Лист1.F3:Лист1.H3</svg:desc>
                </draw:g>
              </table:table-cell>
              <table:table-cell office:value-type="float" office:value="2.92062480106719">
                <text:p>2.92062480106719</text:p>
              </table:table-cell>
              <table:table-cell office:value-type="float" office:value="2.2730262907525">
                <text:p>2.2730262907525</text:p>
              </table:table-cell>
            </table:table-row>
            <table:table-row>
              <table:table-cell office:value-type="string">
                <text:p/>
                <draw:g>
                  <svg:desc>Лист1.E4:Лист1.E4</svg:desc>
                </draw:g>
              </table:table-cell>
              <table:table-cell office:value-type="float" office:value="3.45459815838927">
                <text:p>3.45459815838927</text:p>
                <draw:g>
                  <svg:desc>Лист1.F4:Лист1.H4</svg:desc>
                </draw:g>
              </table:table-cell>
              <table:table-cell office:value-type="float" office:value="2.7646205525906">
                <text:p>2.7646205525906</text:p>
              </table:table-cell>
              <table:table-cell office:value-type="float" office:value="1.78379129957888">
                <text:p>1.78379129957888</text:p>
              </table:table-cell>
            </table:table-row>
            <table:table-row>
              <table:table-cell office:value-type="string">
                <text:p/>
                <draw:g>
                  <svg:desc>Лист1.E5:Лист1.E5</svg:desc>
                </draw:g>
              </table:table-cell>
              <table:table-cell office:value-type="float" office:value="6.16581793425276">
                <text:p>6.16581793425276</text:p>
                <draw:g>
                  <svg:desc>Лист1.F5:Лист1.H5</svg:desc>
                </draw:g>
              </table:table-cell>
              <table:table-cell office:value-type="float" office:value="5.42615073805792">
                <text:p>5.42615073805792</text:p>
              </table:table-cell>
              <table:table-cell office:value-type="float" office:value="4.35831010805657">
                <text:p>4.35831010805657</text:p>
              </table:table-cell>
            </table:table-row>
            <table:table-row>
              <table:table-cell office:value-type="string">
                <text:p/>
                <draw:g>
                  <svg:desc>Лист1.E7:Лист1.E7</svg:desc>
                </draw:g>
              </table:table-cell>
              <table:table-cell office:value-type="float" office:value="4.6972854748959">
                <text:p>4.6972854748959</text:p>
                <draw:g>
                  <svg:desc>Лист1.F6:Лист1.H6</svg:desc>
                </draw:g>
              </table:table-cell>
              <table:table-cell office:value-type="float" office:value="3.93324664187977">
                <text:p>3.93324664187977</text:p>
              </table:table-cell>
              <table:table-cell office:value-type="float" office:value="3.15590102570681">
                <text:p>3.15590102570681</text:p>
              </table:table-cell>
            </table:table-row>
            <table:table-row>
              <table:table-cell office:value-type="string">
                <text:p/>
                <draw:g>
                  <svg:desc>Лист1.E7:Лист1.E7</svg:desc>
                </draw:g>
              </table:table-cell>
              <table:table-cell office:value-type="float" office:value="8.30208181179929">
                <text:p>8.30208181179929</text:p>
                <draw:g>
                  <svg:desc>Лист1.F7:Лист1.H7</svg:desc>
                </draw:g>
              </table:table-cell>
              <table:table-cell office:value-type="float" office:value="7.53886706862263">
                <text:p>7.53886706862263</text:p>
              </table:table-cell>
              <table:table-cell office:value-type="float" office:value="7.22864948564003">
                <text:p>7.22864948564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